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3pt" officeooo:rsid="00adcd69" officeooo:paragraph-rsid="00227d52" style:font-size-asian="13pt" style:font-size-complex="13pt"/>
    </style:style>
    <style:style style:name="P2" style:family="paragraph" style:parent-style-name="Preformatted_20_Text">
      <style:text-properties officeooo:rsid="0002d22a" officeooo:paragraph-rsid="0002d22a"/>
    </style:style>
    <style:style style:name="P3" style:family="paragraph" style:parent-style-name="Preformatted_20_Text">
      <style:text-properties officeooo:rsid="00033cca" officeooo:paragraph-rsid="00033cca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Header">
      <style:paragraph-properties fo:text-align="center" style:justify-single-word="false"/>
      <style:text-properties fo:font-size="13pt" officeooo:rsid="00adcd69" officeooo:paragraph-rsid="00227d52" style:font-size-asian="13pt" style:font-size-complex="13pt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text-input text:description="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&lt;for each=&quot;i in get_val_recs(o)&quot;&gt;">For start</text:text-input></text:p>
          </table:table-cell>
          <table:table-cell table:style-name="Table1.B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text-input text:description="&lt;i.name&gt;">Name</text:text-input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text-input text:description="&lt;/for&gt;">For end</text:text-input></text:p>
          </table:table-cell>
          <table:table-cell table:style-name="Table1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0227d52" style:font-size-asian="13pt" style:font-size-complex="13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1"><text:text-input text:description="&lt;company_address(o)&gt;">Address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0:29:43.575378454</dc:date>
    <meta:editing-duration>PT8H50M19S</meta:editing-duration>
    <meta:editing-cycles>16</meta:editing-cycles>
    <meta:generator>LibreOffice/4.2.8.2$Linux_X86_64 LibreOffice_project/420m0$Build-2</meta:generator>
    <meta:document-statistic meta:table-count="1" meta:image-count="0" meta:object-count="0" meta:page-count="1" meta:paragraph-count="6" meta:word-count="20" meta:character-count="52" meta:non-whitespace-character-count="48"/>
  </office:meta>
</office:document-meta>
</file>